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PU Net Assumptions</text:p>
      <text:p text:style-name="Standard"/>
      <text:list xml:id="list2029264402" text:style-name="L1">
        <text:list-item>
          <text:p text:style-name="P1"><text:span text:style-name="T3">No host function that evokes kernels will call cudaDeviceSynchronize() at the end.</text:span> For example, there is a backprop function on the host that executes several kernels. The last two are weight updates. Synchronization may be necessary if reading those weights immediately. The backprop function will NOT synchronize. 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21:33:57</meta:creation-date>
    <dc:date>2014-02-23T21:37:18</dc:date>
    <meta:editing-duration>P0D</meta:editing-duration>
    <meta:editing-cycles>1</meta:editing-cycles>
    <meta:document-statistic meta:table-count="0" meta:image-count="0" meta:object-count="0" meta:page-count="1" meta:paragraph-count="2" meta:word-count="51" meta:character-count="336" meta:non-whitespace-character-count="287"/>
    <meta:generator>LibreOffice/3.5$Linux_X86_64 LibreOffice_project/350m1$Build-2</meta:generator>
  </office:meta>
</office:document-meta>
</file>